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 style:list-style-name="L5">
      <style:graphic-properties fo:min-height="13.75cm"/>
    </style:style>
    <style:style style:name="pr10" style:family="presentation" style:parent-style-name="midnightblue-outline1" style:list-style-name="L14">
      <style:graphic-properties fo:min-height="13.75cm"/>
    </style:style>
    <style:style style:name="pr11" style:family="presentation" style:parent-style-name="midnightblue-outline1" style:list-style-name="L15">
      <style:graphic-properties fo:min-height="13.75cm"/>
    </style:style>
    <style:style style:name="pr12" style:family="presentation" style:parent-style-name="midnightblue-outline1" style:list-style-name="L9">
      <style:graphic-properties fo:min-height="13.75cm"/>
    </style:style>
    <style:style style:name="pr13" style:family="presentation" style:parent-style-name="midnightblue-outline1" style:list-style-name="L10">
      <style:graphic-properties fo:min-height="13.75cm"/>
    </style:style>
    <style:style style:name="pr14" style:family="presentation" style:parent-style-name="midnightblue-outline1" style:list-style-name="L12">
      <style:graphic-properties fo:min-height="13.75cm"/>
    </style:style>
    <style:style style:name="pr15" style:family="presentation" style:parent-style-name="midnightblue-outline1" style:list-style-name="L12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text-properties fo:font-size="28pt" fo:font-weight="bold" style:font-size-asian="28pt" style:font-size-complex="32pt"/>
    </style:style>
    <style:style style:name="P3" style:family="paragraph">
      <style:text-properties fo:font-size="28pt"/>
    </style:style>
    <style:style style:name="T1" style:family="text">
      <style:text-properties fo:font-size="28pt" fo:font-weight="bold" style:font-size-asian="28pt" style:font-size-complex="32pt"/>
    </style:style>
    <style:style style:name="T2" style:family="text">
      <style:text-properties fo:font-size="60pt" fo:font-weight="bold" style:font-size-asian="28pt" style:font-size-complex="32pt"/>
    </style:style>
    <style:style style:name="T3" style:family="text">
      <style:text-properties fo:color="#c0392b" fo:font-size="28pt" fo:font-weight="bold" style:font-size-asian="28pt" style:font-size-complex="32pt"/>
    </style:style>
    <style:style style:name="T4" style:family="text">
      <style:text-properties fo:font-size="24pt" fo:font-weight="bold" style:font-size-asian="28pt" style:font-size-complex="32pt"/>
    </style:style>
    <style:style style:name="T5" style:family="text">
      <style:text-properties fo:font-size="28pt" fo:font-weight="bold" fo:background-color="transparent" style:font-size-asian="28pt" style:font-size-complex="32pt"/>
    </style:style>
    <style:style style:name="T6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/>
        <style:text-properties fo:color="#16a085" fo:font-size="100%"/>
      </text:list-level-style-number>
      <text:list-level-style-number text:level="2" style:num-suffix="." style:num-format="1">
        <style:list-level-properties text:space-before="1.5cm"/>
        <style:text-properties fo:color="#16a085" fo:font-size="100%"/>
      </text:list-level-style-number>
      <text:list-level-style-number text:level="3" style:num-suffix="." style:num-format="1">
        <style:list-level-properties text:space-before="2.8cm"/>
        <style:text-properties fo:color="#16a085" fo:font-size="100%"/>
      </text:list-level-style-number>
      <text:list-level-style-number text:level="4" style:num-suffix="." style:num-format="1">
        <style:list-level-properties text:space-before="4.2cm"/>
        <style:text-properties fo:color="#16a085" fo:font-size="100%"/>
      </text:list-level-style-number>
      <text:list-level-style-number text:level="5" style:num-suffix="." style:num-format="1">
        <style:list-level-properties text:space-before="5.4cm"/>
        <style:text-properties fo:color="#16a085" fo:font-size="100%"/>
      </text:list-level-style-number>
      <text:list-level-style-number text:level="6" style:num-suffix="." style:num-format="1">
        <style:list-level-properties text:space-before="6.6cm"/>
        <style:text-properties fo:color="#16a085" fo:font-size="100%"/>
      </text:list-level-style-number>
      <text:list-level-style-number text:level="7" style:num-suffix="." style:num-format="1">
        <style:list-level-properties text:space-before="7.8cm"/>
        <style:text-properties fo:color="#16a085" fo:font-size="100%"/>
      </text:list-level-style-number>
      <text:list-level-style-number text:level="8" style:num-suffix="." style:num-format="1">
        <style:list-level-properties text:space-before="9cm"/>
        <style:text-properties fo:color="#16a085" fo:font-size="100%"/>
      </text:list-level-style-number>
      <text:list-level-style-number text:level="9" style:num-suffix="." style:num-format="1">
        <style:list-level-properties text:space-before="10.2cm"/>
        <style:text-properties fo:color="#16a085" fo:font-size="100%"/>
      </text:list-level-style-number>
      <text:list-level-style-number text:level="10" style:num-suffix="." style:num-format="1">
        <style:list-level-properties text:space-before="11.4cm"/>
        <style:text-properties fo:color="#16a085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fo:color="#16a085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fo:color="#16a085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fo:color="#16a085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16a085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16a085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16a085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16a085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16a085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16a085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fo:color="#16a085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c0392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0392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0392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0392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0392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392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392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392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392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392b" fo:font-size="45%"/>
      </text:list-level-style-bullet>
    </text:list-style>
    <text:list-style style:name="L6">
      <text:list-level-style-number text:level="1" style:num-suffix="." style:num-format="1" text:start-value="3">
        <style:list-level-properties text:space-before="0.3cm" text:min-label-width="0.9cm"/>
        <style:text-properties fo:color="#16a085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fo:color="#16a085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fo:color="#16a085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16a085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16a085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16a085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16a085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16a085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16a085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fo:color="#16a085" fo:font-size="100%"/>
      </text:list-level-style-number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c0392b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c0392b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c0392b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c0392b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c0392b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c0392b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c0392b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c0392b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c0392b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c0392b" fo:font-size="45%"/>
      </text:list-level-style-bullet>
    </text:list-style>
    <text:list-style style:name="L8">
      <text:list-level-style-number text:level="1" style:num-suffix="." style:num-format="1" text:start-value="4">
        <style:list-level-properties text:space-before="0.3cm" text:min-label-width="0.9cm"/>
        <style:text-properties fo:color="#16a085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fo:color="#16a085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fo:color="#16a085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fo:color="#16a085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fo:color="#16a085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fo:color="#16a085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fo:color="#16a085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fo:color="#16a085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fo:color="#16a085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fo:color="#16a085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c0392b" fo:font-size="100%"/>
      </text:list-level-style-number>
    </text:list-style>
    <text:list-style style:name="L10">
      <text:list-level-style-number text:level="1" style:num-suffix="." style:num-format="1" text:start-value="2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fo:color="#c0392b" fo:font-size="100%"/>
      </text:list-level-style-number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c0392b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c0392b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c0392b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392b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c0392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c0392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0392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c0392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0392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c0392b" fo:font-size="45%"/>
      </text:list-level-style-bullet>
    </text:list-style>
    <text:list-style style:name="L12">
      <text:list-level-style-number text:level="1" style:num-suffix="." style:num-format="1">
        <style:list-level-properties text:space-before="0.3cm" text:min-label-width="0.9cm"/>
        <style:text-properties fo:color="#f1c40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1c40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1c40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1c40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1c40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1c40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1c40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1c40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1c40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1c40f" fo:font-size="100%"/>
      </text:list-level-style-number>
    </text:list-style>
    <text:list-style style:name="L13">
      <text:list-level-style-number text:level="1" style:num-suffix="." style:num-format="1" text:start-value="2">
        <style:list-level-properties text:space-before="0.3cm" text:min-label-width="0.9cm"/>
        <style:text-properties fo:color="#f1c40f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fo:color="#f1c40f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fo:color="#f1c40f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f1c40f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f1c40f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f1c40f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f1c40f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f1c40f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f1c40f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fo:color="#f1c40f" fo:font-size="100%"/>
      </text:list-level-style-number>
    </text:list-style>
    <text:list-style style:name="L14">
      <text:list-level-style-number text:level="1" style:num-suffix="." style:num-format="1" text:start-value="3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fo:color="#c0392b" fo:font-size="100%"/>
      </text:list-level-style-number>
    </text:list-style>
    <text:list-style style:name="L15">
      <text:list-level-style-number text:level="1" style:num-suffix="." style:num-format="1" text:start-value="4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fo:color="#c0392b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5.784cm" presentation:class="title" presentation:user-transformed="true">
          <draw:text-box>
            <text:p>Robust Detection by<text:line-break/>Feature Matching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ast improvements and problems summa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Before doing difference between rectified scene portion and template, equalize them. Then use differences histogram to discard wrong matches.</text:span></text:p>
              </text:list-item>
            </text:list>
            <text:list text:style-name="L3">
              <text:list-header>
                <text:p><text:span text:style-name="T1"/></text:p>
                <text:p><text:span text:style-name="T1"/></text:p>
                <text:p><text:span text:style-name="T2">DONE</text:span></text:p>
                <text:p><text:span text:style-name="T1"/></text:p>
                <text:p><text:span text:style-name="T1"/></text:p>
                <text:p><text:span text:style-name="T3">But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7" draw:text-style-name="P2" draw:layer="layout" svg:width="26cm" svg:height="3.5cm" svg:x="1cm" svg:y="9.2cm" presentation:class="outline" presentation:user-transformed="true">
          <draw:text-box>
            <text:list text:style-name="L3">
              <text:list-header>
                <text:p><text:span text:style-name="T1">When an image with low colors intensities variance is equalized, it doesn’t work very well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7" draw:text-style-name="P2" draw:layer="layout" svg:width="26cm" svg:height="14.4cm" svg:x="1cm" svg:y="5.1cm" presentation:class="outline" presentation:user-transformed="true">
          <draw:text-box>
            <text:list text:style-name="L4">
              <text:list-item>
                <text:p><text:span text:style-name="T1"><text:s/></text:span><text:span text:style-name="T1">Degenerate homography check done using Simone’s hint. </text:span></text:p>
              </text:list-item>
            </text:list>
            <text:list text:style-name="L3">
              <text:list-header>
                <text:p><text:span text:style-name="T4">Hint taken from “Automatic Homographic Registration of a Pair of Images, with A Contrario Elimination of Outliers” by Lionel Moisan, Pierre Moulon, Pascal Monasse.</text:span></text:p>
                <text:p><text:span text:style-name="T4"/></text:p>
                <text:p><text:span text:style-name="T2">DONE</text:span></text:p>
                <text:p><text:span text:style-name="T4"/></text:p>
                <text:p><text:span text:style-name="T3">But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provements</text:p>
          </draw:text-box>
        </draw:frame>
        <draw:frame presentation:style-name="pr9" draw:text-style-name="P2" draw:layer="layout" svg:width="26cm" svg:height="6.5cm" svg:x="1cm" svg:y="7.6cm" presentation:class="outline" presentation:user-transformed="true">
          <draw:text-box draw:corner-radius="1cm">
            <text:list text:style-name="L5">
              <text:list-item>
                <text:p><text:span text:style-name="T5">In some images more or less any homography is considered “twisted” and thus discarded</text:span></text:p>
              </text:list-item>
              <text:list-item>
                <text:p><text:span text:style-name="T1">Singular values ratio threshold to be used changes a lot among different im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10" draw:text-style-name="P2" draw:layer="layout" svg:width="26cm" svg:height="10cm" svg:x="1cm" svg:y="5.8cm" presentation:class="outline" presentation:user-transformed="true">
          <draw:text-box>
            <text:list text:style-name="L6">
              <text:list-item>
                <text:p><text:span text:style-name="T1"><text:s/></text:span><text:span text:style-name="T1">Self-similar features used to recover possible good matches that didn’t pass the ratio test.</text:span></text:p>
              </text:list-item>
            </text:list>
            <text:list text:style-name="L7">
              <text:list-header>
                <text:p><text:span text:style-name="T1"/></text:p>
                <text:p><text:span text:style-name="T1"/></text:p>
                <text:p><text:span text:style-name="T2">DON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11" draw:text-style-name="P2" draw:layer="layout" svg:width="26cm" svg:height="9.5cm" svg:x="1cm" svg:y="6.5cm" presentation:class="outline" presentation:user-transformed="true">
          <draw:text-box>
            <text:list text:style-name="L8">
              <text:list-item>
                <text:p><text:span text:style-name="T1"><text:s/></text:span><text:span text:style-name="T1">Non planar objects trials.</text:span></text:p>
              </text:list-item>
            </text:list>
            <text:list text:style-name="L7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2">NOT DON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en problems</text:p>
          </draw:text-box>
        </draw:frame>
        <draw:frame presentation:style-name="pr12" draw:text-style-name="P3" draw:layer="layout" svg:width="26cm" svg:height="8.5cm" svg:x="1cm" svg:y="7.5cm" presentation:class="outline" presentation:user-transformed="true">
          <draw:text-box>
            <text:list text:style-name="L9">
              <text:list-item>
                <text:p><text:span text:style-name="T6"><text:s/></text:span><text:span text:style-name="T1">If the number of self-similar matches is greater than the number of the other matches, the Gaussian of the distances is biased towards the self-similar matches, and then is more difficult, if not impossible, find self-similar matches as Gaussian outli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en problems</text:p>
          </draw:text-box>
        </draw:frame>
        <draw:frame presentation:style-name="pr13" draw:text-style-name="P3" draw:layer="layout" svg:width="26cm" svg:height="13.7cm" svg:x="1cm" svg:y="5.2cm" presentation:class="outline" presentation:user-transformed="true">
          <draw:text-box>
            <text:list text:style-name="L10">
              <text:list-item>
                <text:p><text:span text:style-name="T6"><text:s/></text:span><text:span text:style-name="T1">We noticed that inside an execution of our algorithm, the homographies are selected by RANSAC in a deterministic way.</text:span></text:p>
                <text:p><text:span text:style-name="T4">For example:</text:span></text:p>
              </text:list-item>
            </text:list>
            <text:list text:style-name="L11">
              <text:list-item>
                <text:p><text:span text:style-name="T4">Execute RANSAC</text:span></text:p>
              </text:list-item>
              <text:list-item>
                <text:p><text:span text:style-name="T4">Homography found is bad, so discarded</text:span></text:p>
              </text:list-item>
              <text:list-item>
                <text:p><text:span text:style-name="T4">Re-execute RANSAC</text:span></text:p>
              </text:list-item>
              <text:list-item>
                <text:p><text:span text:style-name="T4">Homography found is the same as before!!!</text:span></text:p>
                <text:p><text:span text:style-name="T4">We need to do something in order to avoid that the next homography is equal to the discarded o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en problems</text:p>
          </draw:text-box>
        </draw:frame>
        <draw:frame presentation:style-name="pr7" draw:text-style-name="P2" draw:layer="layout" svg:width="26cm" svg:height="14.5cm" svg:x="1cm" svg:y="5cm" presentation:class="outline" presentation:user-transformed="true">
          <draw:text-box>
            <text:list text:style-name="L3">
              <text:list-header>
                <text:p><text:span text:style-name="T1">We solved this by eliminating the farthest inlier of the bad homography before re-executing RANSAC.</text:span></text:p>
                <text:p><text:span text:style-name="T1"/></text:p>
                <text:p><text:span text:style-name="T1">The eliminated points are re-inserted after that a good homography is found.</text:span></text:p>
                <text:p><text:span text:style-name="T1"/></text:p>
                <text:p><text:span text:style-name="T1">This is not a good way to proceed because if:</text:span></text:p>
              </text:list-header>
            </text:list>
            <text:list text:style-name="L5">
              <text:list-item>
                <text:p><text:span text:style-name="T1">The eliminated points belong to a good homography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>AND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We found this homography while the points are temporary out</text:span></text:p>
              </text:list-item>
            </text:list>
            <text:list text:style-name="L3">
              <text:list-header>
                <text:p><text:span text:style-name="T1">We don’t use them to compute it and so the homography is not good at best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ssible improvements</text:p>
          </draw:text-box>
        </draw:frame>
        <draw:frame presentation:style-name="pr14" draw:text-style-name="P2" draw:layer="layout" svg:width="26cm" svg:height="8cm" svg:x="1cm" svg:y="7.1cm" presentation:class="outline" presentation:user-transformed="true">
          <draw:text-box>
            <text:list text:style-name="L12">
              <text:list-item>
                <text:p><text:span text:style-name="T1"><text:s/></text:span><text:span text:style-name="T1">The pixelwise difference norm histrogram looks like a gamma distribution.</text:span></text:p>
                <text:p><text:span text:style-name="T1"/></text:p>
                <text:p><text:span text:style-name="T1">Could be useful set up a goodness-of-fit distribution test, instead of checking the median/mean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ssible improvements</text:p>
          </draw:text-box>
        </draw:frame>
        <draw:frame presentation:style-name="pr15" draw:text-style-name="P2" draw:layer="layout" svg:width="26cm" svg:height="8cm" svg:x="1cm" svg:y="7.1cm" presentation:class="outline" presentation:user-transformed="true">
          <draw:text-box>
            <text:list text:style-name="L13">
              <text:list-item>
                <text:p><text:span text:style-name="T1"><text:s/></text:span><text:span text:style-name="T1">We noticed that the openCV SIFT-</text:span><text:span text:style-name="T1">descriptors detector transforms the image </text:span><text:span text:style-name="T1">in grayscale before calculating them.</text:span></text:p>
              </text:list-item>
            </text:list>
            <text:list text:style-name="L12">
              <text:list-header>
                <text:p><text:span text:style-name="T1"/></text:p>
                <text:p><text:span text:style-name="T1">Could be useful computing SIFT-descriptors </text:span><text:span text:style-name="T1">for each RGB channel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6:34:20.755263542</meta:creation-date>
    <meta:editing-duration>PT47M11S</meta:editing-duration>
    <meta:editing-cycles>18</meta:editing-cycles>
    <meta:generator>LibreOffice/5.1.6.2$Linux_X86_64 LibreOffice_project/10m0$Build-2</meta:generator>
    <dc:date>2018-04-09T22:01:15.674956537</dc:date>
    <meta:document-statistic meta:object-count="96"/>
    <meta:template xlink:type="simple" xlink:actuate="onRequest" xlink:title="Midnightblue" xlink:href="../../../../../../../../../../../../../../../usr/lib/libreoffice/share/template/common/presnt/Midnightblue.otp" meta:date="2018-04-09T16:34:20.18249495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